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C6B1016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849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6" style:family="graphic" style:parent-style-name="standard" style:list-style-name="L2">
      <style:graphic-properties draw:stroke="dash" draw:stroke-dash="Ultrafine_20_Dashed" svg:stroke-color="#000000" draw:fill="solid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0.582cm"/>
    </style:style>
    <style:style style:name="gr8" style:family="graphic" style:parent-style-name="standard" style:list-style-name="L3">
      <style:graphic-properties draw:stroke="dash" draw:stroke-dash="Ultrafine_20_Dashed" svg:stroke-color="#000000" draw:fill="solid" draw:fill-color="#ffffff" fo:min-height="2.54cm"/>
    </style:style>
    <style:style style:name="gr9" style:family="graphic" style:parent-style-name="standard" style:list-style-name="L2">
      <style:graphic-properties draw:stroke="dash" draw:stroke-dash="Ultrafine_20_Dashed" svg:stroke-color="#000000" draw:fill="solid" draw:fill-color="#ffffff" fo:min-height="1.566cm"/>
    </style:style>
    <style:style style:name="gr10" style:family="graphic" style:parent-style-name="standard" style:list-style-name="L2">
      <style:graphic-properties draw:stroke="dash" draw:stroke-dash="Ultrafine_20_Dashed" svg:stroke-color="#000000" draw:fill="solid" draw:fill-color="#ffffff" fo:min-height="1cm"/>
    </style:style>
    <style:style style:name="gr11" style:family="graphic" style:parent-style-name="standard" style:list-style-name="L2">
      <style:graphic-properties draw:stroke="dash" draw:stroke-dash="Ultrafine_20_Dashed" svg:stroke-color="#000000" draw:fill="solid" draw:fill-color="#ffffff" fo:min-height="1.566cm"/>
    </style:style>
    <style:style style:name="gr12" style:family="graphic" style:parent-style-name="standard" style:list-style-name="L4">
      <style:graphic-properties draw:stroke="dash" draw:stroke-dash="Ultrafine_20_Dashed" svg:stroke-color="#000000" draw:fill="solid" draw:fill-color="#ffffff" fo:min-height="1.234cm"/>
    </style:style>
    <style:style style:name="gr13" style:family="graphic" style:parent-style-name="standard">
      <style:graphic-properties svg:stroke-color="#00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82cm"/>
    </style:style>
    <style:style style:name="gr15" style:family="graphic" style:parent-style-name="standard">
      <style:graphic-properties draw:stroke="none" svg:stroke-color="#000000" draw:fill="none" draw:fill-color="#ffffff" fo:min-height="1.02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 style:list-style-name="L7">
      <style:graphic-properties draw:stroke="dash" draw:stroke-dash="Ultrafine_20_Dashed" svg:stroke-color="#000000" draw:fill="solid" draw:fill-color="#ffffff" fo:min-height="0.682cm"/>
    </style:style>
    <style:style style:name="gr18" style:family="graphic" style:parent-style-name="standard">
      <style:graphic-properties draw:stroke="none" svg:stroke-color="#000000" draw:fill="none" draw:fill-color="#ffffff" fo:min-height="1.27cm"/>
    </style:style>
    <style:style style:name="gr19" style:family="graphic" style:parent-style-name="standard" style:list-style-name="L4">
      <style:graphic-properties draw:stroke="dash" draw:stroke-dash="Ultrafine_20_Dashed" svg:stroke-color="#000000" draw:fill="solid" draw:fill-color="#ffffff" fo:min-height="1.588cm"/>
    </style:style>
    <style:style style:name="gr20" style:family="graphic" style:parent-style-name="standard" style:list-style-name="L8">
      <style:graphic-properties draw:stroke="dash" draw:stroke-dash="Ultrafine_20_Dashed" svg:stroke-color="#000000" draw:fill="solid" draw:fill-color="#ffffff" fo:min-height="0.815cm"/>
    </style:style>
    <style:style style:name="gr21" style:family="graphic" style:parent-style-name="standard">
      <style:graphic-properties draw:stroke="dash" draw:stroke-dash="Ultrafine_20_Dashed" svg:stroke-color="#000000" draw:fill="solid" draw:fill-color="#ffffff" fo:min-height="0.638cm"/>
    </style:style>
    <style:style style:name="gr22" style:family="graphic" style:parent-style-name="standard">
      <style:graphic-properties draw:stroke="dash" draw:stroke-dash="Ultrafine_20_Dashed" svg:stroke-color="#000000" draw:fill="solid" draw:fill-color="#ffffff" fo:min-height="1.239cm"/>
    </style:style>
    <style:style style:name="gr23" style:family="graphic" style:parent-style-name="standard">
      <style:graphic-properties draw:stroke="dash" draw:stroke-dash="Ultrafine_20_Dashed" svg:stroke-color="#000000" draw:fill="solid" draw:fill-color="#ffffff" draw:fill-image-width="0cm" draw:fill-image-height="0cm" fo:min-height="0.418cm"/>
    </style:style>
    <style:style style:name="gr24" style:family="graphic" style:parent-style-name="standard">
      <style:graphic-properties draw:textarea-horizontal-align="center" draw:textarea-vertical-align="middle"/>
    </style:style>
    <style:style style:name="gr25" style:family="graphic" style:parent-style-name="standard" style:list-style-name="L4">
      <style:graphic-properties draw:stroke="dash" draw:stroke-dash="Ultrafine_20_Dashed" svg:stroke-color="#000000" draw:fill="solid" draw:fill-color="#ffffff" fo:min-height="0.758cm"/>
    </style:style>
    <style:style style:name="gr26" style:family="graphic" style:parent-style-name="standard" style:list-style-name="L8">
      <style:graphic-properties draw:stroke="dash" draw:stroke-dash="Ultrafine_20_Dashed" svg:stroke-color="#000000" draw:fill="solid" draw:fill-color="#ffffff" fo:min-height="2.013cm"/>
    </style:style>
    <style:style style:name="gr27" style:family="graphic" style:parent-style-name="standard" style:list-style-name="L7">
      <style:graphic-properties draw:stroke="dash" draw:stroke-dash="Ultrafine_20_Dashed" svg:stroke-color="#000000" draw:fill="solid" draw:fill-color="#ffffff" fo:min-height="0.682cm"/>
    </style:style>
    <style:style style:name="gr28" style:family="graphic" style:parent-style-name="standard" style:list-style-name="L8">
      <style:graphic-properties draw:stroke="dash" draw:stroke-dash="Ultrafine_20_Dashed" svg:stroke-color="#000000" draw:fill="solid" draw:fill-color="#ffffff" fo:min-height="0.815cm"/>
    </style:style>
    <style:style style:name="gr29" style:family="graphic" style:parent-style-name="standard">
      <style:graphic-properties draw:stroke="none" draw:fill="none" fo:min-height="0.358cm"/>
    </style:style>
    <style:style style:name="gr30" style:family="graphic" style:parent-style-name="standard">
      <style:graphic-properties draw:stroke="none" svg:stroke-color="#000000" draw:fill="none" draw:fill-color="#ffffff" fo:min-height="0.635cm"/>
    </style:style>
    <style:style style:name="gr31" style:family="graphic" style:parent-style-name="standard" style:list-style-name="L9">
      <style:graphic-properties draw:stroke="dash" draw:stroke-dash="Ultrafine_20_Dashed" svg:stroke-color="#000000" draw:fill="solid" draw:fill-color="#ffffff" fo:min-height="1.27cm"/>
    </style:style>
    <style:style style:name="gr32" style:family="graphic" style:parent-style-name="standard">
      <style:graphic-properties draw:stroke="none" svg:stroke-color="#000000" draw:fill="none" draw:fill-color="#ffffff" fo:min-height="0.757cm"/>
    </style:style>
    <style:style style:name="gr33" style:family="graphic" style:parent-style-name="standard" style:list-style-name="L10">
      <style:graphic-properties draw:stroke="dash" draw:stroke-dash="Ultrafine_20_Dashed" svg:stroke-color="#000000" draw:fill="solid" draw:fill-color="#ffffff" fo:min-height="0.625cm"/>
    </style:style>
    <style:style style:name="gr34" style:family="graphic" style:parent-style-name="standard">
      <style:graphic-properties draw:stroke="dash" draw:stroke-dash="Ultrafine_20_Dashed" svg:stroke-color="#000000" draw:fill="solid" draw:fill-color="#ffffff" fo:min-height="1.27cm"/>
    </style:style>
    <style:style style:name="gr35" style:family="graphic" style:parent-style-name="standard" style:list-style-name="L11">
      <style:graphic-properties draw:stroke="dash" draw:stroke-dash="Ultrafine_20_Dashed" svg:stroke-color="#000000" draw:fill="solid" draw:fill-color="#ffffff" fo:min-height="0.413cm"/>
    </style:style>
    <style:style style:name="gr36" style:family="graphic" style:parent-style-name="standard" style:list-style-name="L11">
      <style:graphic-properties draw:stroke="dash" draw:stroke-dash="Ultrafine_20_Dashed" svg:stroke-color="#000000" draw:fill="solid" draw:fill-color="#ffffff" fo:min-height="0.733cm"/>
    </style:style>
    <style:style style:name="gr37" style:family="graphic" style:parent-style-name="standard" style:list-style-name="L11">
      <style:graphic-properties draw:stroke="dash" draw:stroke-dash="Ultrafine_20_Dashed" svg:stroke-color="#000000" draw:fill="solid" draw:fill-color="#ffffff" fo:min-height="0.413cm"/>
    </style:style>
    <style:style style:name="gr38" style:family="graphic" style:parent-style-name="standard" style:list-style-name="L4">
      <style:graphic-properties draw:stroke="dash" draw:stroke-dash="Ultrafine_20_Dashed" svg:stroke-color="#000000" draw:fill="solid" draw:fill-color="#ffffff" fo:min-height="0.758cm"/>
    </style:style>
    <style:style style:name="gr39" style:family="graphic" style:parent-style-name="standard">
      <style:graphic-properties draw:stroke="none" draw:fill="none" fo:min-height="0.813cm"/>
    </style:style>
    <style:style style:name="gr40" style:family="graphic" style:parent-style-name="standard" style:list-style-name="L2">
      <style:graphic-properties draw:stroke="dash" draw:stroke-dash="Ultrafine_20_Dashed" svg:stroke-color="#000000" draw:fill="solid" draw:fill-color="#ffffff" fo:min-height="2.112cm"/>
    </style:style>
    <style:style style:name="gr41" style:family="graphic" style:parent-style-name="standard" style:list-style-name="L2">
      <style:graphic-properties draw:stroke="dash" draw:stroke-dash="Ultrafine_20_Dashed" svg:stroke-color="#000000" draw:fill="solid" draw:fill-color="#ffffff" fo:min-height="1.694cm"/>
    </style:style>
    <style:style style:name="gr42" style:family="graphic" style:parent-style-name="standard" style:list-style-name="L2">
      <style:graphic-properties draw:stroke="dash" draw:stroke-dash="Ultrafine_20_Dashed" svg:stroke-color="#000000" draw:fill="solid" draw:fill-color="#ffffff" fo:min-height="1.08cm"/>
    </style:style>
    <style:style style:name="gr43" style:family="graphic" style:parent-style-name="standard" style:list-style-name="L2">
      <style:graphic-properties draw:stroke="dash" draw:stroke-dash="Ultrafine_20_Dashed" svg:stroke-color="#000000" draw:fill="solid" draw:fill-color="#ffffff" fo:min-height="1.694cm"/>
    </style:style>
    <style:style style:name="gr44" style:family="graphic" style:parent-style-name="standard" style:list-style-name="L4">
      <style:graphic-properties draw:stroke="dash" draw:stroke-dash="Ultrafine_20_Dashed" svg:stroke-color="#000000" draw:fill="solid" draw:fill-color="#ffffff" fo:min-height="1.6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size-complex="12pt"/>
    </style:style>
    <style:style style:name="P3" style:family="paragraph">
      <style:paragraph-properties fo:text-align="center"/>
      <style:text-properties fo:font-size="10pt" fo:font-weight="bold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center"/>
      <style:text-properties fo:font-size="9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>
        <style:tab-stops>
          <style:tab-stop style:position="0.028cm"/>
        </style:tab-stops>
      </style:paragraph-properties>
    </style:style>
    <style:style style:name="P10" style:family="paragraph">
      <style:text-properties fo:font-size="9pt" style:font-size-asian="9pt" style:font-size-complex="9pt"/>
    </style:style>
    <style:style style:name="P11" style:family="paragraph">
      <style:paragraph-properties fo:text-align="center"/>
      <style:text-properties fo:font-size="9pt"/>
    </style:style>
    <style:style style:name="P12" style:family="paragraph">
      <style:paragraph-properties fo:text-align="center"/>
      <style:text-properties fo:font-size="12pt" fo:font-style="normal" fo:font-weight="bold" style:font-size-asian="10pt" style:font-weight-asian="bold" style:font-size-complex="10pt" style:font-weight-complex="bold"/>
    </style:style>
    <style:style style:name="P13" style:family="paragraph">
      <style:text-properties fo:font-size="9pt" style:font-size-asian="12pt" style:font-size-complex="12pt"/>
    </style:style>
    <style:style style:name="P1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text-properties fo:font-size="9pt" style:font-size-asian="9pt" style:font-size-complex="5.09999990463257pt"/>
    </style:style>
    <style:style style:name="P16" style:family="paragraph">
      <style:text-properties fo:font-size="9pt" style:font-size-asian="10pt" style:font-size-complex="10pt"/>
    </style:style>
    <style:style style:name="P17" style:family="paragraph"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text-properties fo:font-size="12pt" fo:font-weight="bold" style:font-size-asian="18pt" style:font-size-complex="18pt"/>
    </style:style>
    <style:style style:name="P19" style:family="paragraph">
      <style:paragraph-properties fo:text-align="center"/>
      <style:text-properties fo:font-size="9pt" fo:font-weight="bold" style:font-size-asian="12pt" style:font-size-complex="12pt"/>
    </style:style>
    <style:style style:name="P20" style:family="paragraph">
      <style:paragraph-properties fo:text-align="center"/>
      <style:text-properties fo:font-size="9pt" fo:font-weight="bold" style:font-size-asian="10pt" style:font-size-complex="10pt"/>
    </style:style>
    <style:style style:name="P21" style:family="paragraph">
      <style:text-properties fo:font-family="Arial" style:font-family-generic="roman" style:font-pitch="variable" fo:font-size="12pt" style:font-family-asian="Arial" style:font-family-generic-asian="roman" style:font-pitch-asian="variable" style:font-size-asian="12pt" style:font-family-complex="Arial" style:font-family-generic-complex="roman" style:font-pitch-complex="variable" style:font-size-complex="12pt"/>
    </style:style>
    <style:style style:name="P22" style:family="paragraph">
      <style:text-properties fo:font-size="15pt" fo:font-weight="bold" style:font-size-asian="15pt" style:font-size-complex="15pt"/>
    </style:style>
    <style:style style:name="P23" style:family="paragraph"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style:paragraph-properties fo:text-align="justify"/>
    </style:style>
    <style:style style:name="P25" style:family="paragraph">
      <style:paragraph-properties fo:text-align="center"/>
      <style:text-properties fo:font-size="18pt" style:font-size-asian="18pt" style:font-size-complex="18pt"/>
    </style:style>
    <style:style style:name="P26" style:family="paragraph">
      <style:text-properties fo:font-family="Arial" style:font-family-generic="roman" style:font-pitch="variable" fo:font-size="9pt" fo:font-style="normal" fo:font-weight="normal" style:font-family-asian="Arial" style:font-family-generic-asian="roman" style:font-pitch-asian="variable" style:font-size-asian="9pt" style:font-style-asian="normal" style:font-weight-asian="normal" style:font-family-complex="Arial" style:font-family-generic-complex="roman" style:font-pitch-complex="variable" style:font-size-complex="5.09999990463257pt" style:font-style-complex="normal" style:font-weight-complex="normal"/>
    </style:style>
    <style:style style:name="P27" style:family="paragraph">
      <style:paragraph-properties fo:text-align="center"/>
      <style:text-properties fo:font-size="12pt"/>
    </style:style>
    <style:style style:name="P28" style:family="paragraph">
      <style:paragraph-properties fo:text-align="center"/>
      <style:text-properties fo:font-size="10pt"/>
    </style:style>
    <style:style style:name="P29" style:family="paragraph">
      <style:text-properties fo:font-size="9pt"/>
    </style:style>
    <style:style style:name="P30" style:family="paragraph">
      <style:text-properties fo:font-size="10pt"/>
    </style:style>
    <style:style style:name="T1" style:family="text">
      <style:text-properties fo:font-size="12pt" fo:font-weight="bold" style:font-size-asian="12pt" style:font-size-complex="12pt"/>
    </style:style>
    <style:style style:name="T2" style:family="text">
      <style:text-properties fo:font-size="10pt" fo:font-weight="bold" style:font-size-asian="10pt" style:font-size-complex="10pt"/>
    </style:style>
    <style:style style:name="T3" style:family="text">
      <style:text-properties fo:font-size="9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9pt" style:font-size-asian="10pt" style:font-size-complex="10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9pt" fo:font-style="italic" fo:text-shadow="none" style:text-underline-style="none" fo:font-weight="normal" style:letter-kerning="true" style:font-family-asian="Arial" style:font-family-generic-asian="roman" style:font-pitch-asian="variable" style:font-size-asian="10pt" style:font-style-asian="italic" style:font-weight-asian="normal" style:font-family-complex="Arial" style:font-family-generic-complex="roman" style:font-pitch-complex="variable" style:font-size-complex="1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Arial" style:font-family-generic-asian="roman" style:font-pitch-asian="variable" style:font-size-asian="9pt" style:font-style-asian="normal" style:font-weight-asian="normal" style:font-family-complex="Arial" style:font-family-generic-complex="roman" style:font-pitch-complex="variable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SimSun" style:font-family-generic-asian="system" style:font-pitch-asian="variable" style:font-size-asian="9pt" style:font-style-asian="normal" style:font-weight-asian="normal" style:font-family-complex="'Lucida Sans'" style:font-family-generic-complex="system" style:font-pitch-complex="variable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fo:font-style="normal" fo:font-weight="bold" style:font-size-asian="10pt" style:font-weight-asian="bold" style:font-size-complex="10pt" style:font-weight-complex="bold"/>
    </style:style>
    <style:style style:name="T15" style:family="text">
      <style:text-properties fo:font-family="Arial" style:font-family-generic="roman" style:font-pitch="variable" fo:font-size="9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T16" style:family="text">
      <style:text-properties fo:font-family="Arial" style:font-family-generic="roman" style:font-pitch="variable" fo:font-size="9pt" fo:font-weight="bold" style:font-family-asian="Arial" style:font-family-generic-asian="roman" style:font-pitch-asian="variable" style:font-size-asian="10pt" style:font-weight-asian="bold" style:font-family-complex="Arial" style:font-family-generic-complex="roman" style:font-pitch-complex="variable" style:font-size-complex="10pt" style:font-weight-complex="bold"/>
    </style:style>
    <style:style style:name="T17" style:family="text">
      <style:text-properties fo:font-size="9pt" style:font-size-asian="12pt" style:font-size-complex="12pt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bold" style:letter-kerning="true" style:font-family-asian="Arial" style:font-family-generic-asian="roman" style:font-pitch-asian="variable" style:font-size-asian="10pt" style:font-style-asian="normal" style:font-weight-asian="bold" style:font-family-complex="Arial" style:font-family-generic-complex="roman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style:letter-kerning="true" style:font-family-asian="Arial" style:font-family-generic-asian="roman" style:font-pitch-asian="variable" style:font-size-asian="9pt" style:font-style-asian="normal" style:font-family-complex="Arial" style:font-family-generic-complex="roman" style:font-pitch-complex="variable" style:font-size-complex="5.09999990463257pt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bold" style:letter-kerning="true" style:font-family-asian="Arial" style:font-family-generic-asian="roman" style:font-pitch-asian="variable" style:font-size-asian="9pt" style:font-style-asian="normal" style:font-weight-asian="bold" style:font-family-complex="Arial" style:font-family-generic-complex="roman" style:font-pitch-complex="variable" style:font-size-complex="5.09999990463257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family="Arial" style:font-family-generic="roman" style:font-pitch="variable" fo:font-size="9pt" style:font-family-asian="Arial" style:font-family-generic-asian="roman" style:font-pitch-asian="variable" style:font-size-asian="9pt" style:font-family-complex="Arial" style:font-family-generic-complex="roman" style:font-pitch-complex="variable" style:font-size-complex="5.09999990463257pt"/>
    </style:style>
    <style:style style:name="T23" style:family="text">
      <style:text-properties fo:font-family="Arial" style:font-family-generic="roman" style:font-pitch="variable" fo:font-size="9pt" fo:font-style="italic" fo:font-weight="bold" style:font-family-asian="Arial" style:font-family-generic-asian="roman" style:font-pitch-asian="variable" style:font-size-asian="10pt" style:font-style-asian="italic" style:font-weight-asian="bold" style:font-family-complex="Arial" style:font-family-generic-complex="roman" style:font-pitch-complex="variable" style:font-size-complex="10pt" style:font-style-complex="italic" style:font-weight-complex="bold"/>
    </style:style>
    <style:style style:name="T24" style:family="text">
      <style:text-properties fo:font-size="12pt" fo:font-weight="bold" style:font-size-asian="18pt" style:font-size-complex="18pt"/>
    </style:style>
    <style:style style:name="T25" style:family="text">
      <style:text-properties fo:font-size="9pt" fo:font-weight="bold" style:font-size-asian="12pt" style:font-size-complex="12pt"/>
    </style:style>
    <style:style style:name="T26" style:family="text">
      <style:text-properties fo:font-size="9pt" fo:font-weight="bold" style:font-size-asian="10pt" style:font-size-complex="10pt"/>
    </style:style>
    <style:style style:name="T27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roman" style:font-pitch-asian="variable" style:font-size-asian="12pt" style:font-style-asian="normal" style:font-weight-asian="normal" style:font-family-complex="Arial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family="Arial" style:font-family-generic="roman" style:font-pitch="variable" fo:font-size="9pt" fo:font-style="italic" fo:font-weight="normal" style:font-family-asian="Arial" style:font-family-generic-asian="roman" style:font-pitch-asian="variable" style:font-size-asian="10pt" style:font-style-asian="italic" style:font-weight-asian="normal" style:font-family-complex="Arial" style:font-family-generic-complex="roman" style:font-pitch-complex="variable" style:font-size-complex="10pt" style:font-style-complex="italic" style:font-weight-complex="normal"/>
    </style:style>
    <style:style style:name="T30" style:family="text">
      <style:text-properties fo:font-size="15pt" fo:font-weight="bold" style:font-size-asian="15pt" style:font-size-complex="15pt"/>
    </style:style>
    <style:style style:name="T31" style:family="text">
      <style:text-properties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9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4" style:family="text">
      <style:text-properties style:use-window-font-color="true" style:text-outline="false" style:text-line-through-style="none" fo:font-family="Arial" style:font-family-generic="roman" style:font-pitch="variable" fo:font-size="9pt" fo:font-style="italic" fo:text-shadow="none" style:text-underline-style="none" fo:font-weight="bold" style:letter-kerning="true" style:font-family-asian="Arial" style:font-family-generic-asian="roman" style:font-pitch-asian="variable" style:font-size-asian="10pt" style:font-style-asian="italic" style:font-weight-asian="bold" style:font-family-complex="Arial" style:font-family-generic-complex="roman" style:font-pitch-complex="variable" style:font-size-complex="10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image text:level="1" xlink:href="Pictures/100002000000000A0000000AC6B10163.gif" xlink:type="simple" xlink:show="embed" xlink:actuate="onLoad">
        <style:list-level-properties style:vertical-pos="middle" style:vertical-rel="line" fo:width="0.227cm" fo:height="0.227cm"/>
      </text:list-level-style-image>
      <text:list-level-style-image text:level="2" xlink:href="Pictures/100002000000000A0000000AC6B10163.gif" xlink:type="simple" xlink:show="embed" xlink:actuate="onLoad">
        <style:list-level-properties text:space-before="0.6cm" text:min-label-width="0.6cm" style:vertical-pos="middle" style:vertical-rel="line" fo:width="0.227cm" fo:height="0.227cm"/>
      </text:list-level-style-image>
      <text:list-level-style-image text:level="3" xlink:href="Pictures/100002000000000A0000000AC6B10163.gif" xlink:type="simple" xlink:show="embed" xlink:actuate="onLoad">
        <style:list-level-properties text:space-before="1.2cm" text:min-label-width="0.6cm" style:vertical-pos="middle" style:vertical-rel="line" fo:width="0.227cm" fo:height="0.227cm"/>
      </text:list-level-style-image>
      <text:list-level-style-image text:level="4" xlink:href="Pictures/100002000000000A0000000AC6B10163.gif" xlink:type="simple" xlink:show="embed" xlink:actuate="onLoad">
        <style:list-level-properties text:space-before="1.8cm" text:min-label-width="0.6cm" style:vertical-pos="middle" style:vertical-rel="line" fo:width="0.227cm" fo:height="0.227cm"/>
      </text:list-level-style-image>
      <text:list-level-style-image text:level="5" xlink:href="Pictures/100002000000000A0000000AC6B10163.gif" xlink:type="simple" xlink:show="embed" xlink:actuate="onLoad">
        <style:list-level-properties text:space-before="2.4cm" text:min-label-width="0.6cm" style:vertical-pos="middle" style:vertical-rel="line" fo:width="0.227cm" fo:height="0.227cm"/>
      </text:list-level-style-image>
      <text:list-level-style-image text:level="6" xlink:href="Pictures/100002000000000A0000000AC6B10163.gif" xlink:type="simple" xlink:show="embed" xlink:actuate="onLoad">
        <style:list-level-properties text:space-before="3cm" text:min-label-width="0.6cm" style:vertical-pos="middle" style:vertical-rel="line" fo:width="0.227cm" fo:height="0.227cm"/>
      </text:list-level-style-image>
      <text:list-level-style-image text:level="7" xlink:href="Pictures/100002000000000A0000000AC6B10163.gif" xlink:type="simple" xlink:show="embed" xlink:actuate="onLoad">
        <style:list-level-properties text:space-before="3.6cm" text:min-label-width="0.6cm" style:vertical-pos="middle" style:vertical-rel="line" fo:width="0.227cm" fo:height="0.227cm"/>
      </text:list-level-style-image>
      <text:list-level-style-image text:level="8" xlink:href="Pictures/100002000000000A0000000AC6B10163.gif" xlink:type="simple" xlink:show="embed" xlink:actuate="onLoad">
        <style:list-level-properties text:space-before="4.2cm" text:min-label-width="0.6cm" style:vertical-pos="middle" style:vertical-rel="line" fo:width="0.227cm" fo:height="0.227cm"/>
      </text:list-level-style-image>
      <text:list-level-style-image text:level="9" xlink:href="Pictures/100002000000000A0000000AC6B10163.gif" xlink:type="simple" xlink:show="embed" xlink:actuate="onLoad">
        <style:list-level-properties text:space-before="4.8cm" text:min-label-width="0.6cm" style:vertical-pos="middle" style:vertical-rel="line" fo:width="0.227cm" fo:height="0.227cm"/>
      </text:list-level-style-image>
      <text:list-level-style-image text:level="10" xlink:href="Pictures/100002000000000A0000000AC6B10163.gif" xlink:type="simple" xlink:show="embed" xlink:actuate="onLoad">
        <style:list-level-properties text:space-before="5.4cm" text:min-label-width="0.6cm" style:vertical-pos="middle" style:vertical-rel="line" fo:width="0.227cm" fo:height="0.227cm"/>
      </text:list-level-style-image>
    </text:list-style>
    <text:list-style style:name="L5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 text:start-value="13">
        <style:list-level-properties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5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13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2">
        <style:list-level-properties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3">
        <style:list-level-properties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54cm" svg:height="1.27cm" svg:x="7.921cm" svg:y="3.135cm">
          <text:p text:style-name="P1"><text:span text:style-name="T1">NLSR</text:span></text:p>
        </draw:rect>
        <draw:rect draw:style-name="gr1" draw:text-style-name="P2" draw:layer="layout" svg:width="2.54cm" svg:height="1.27cm" svg:x="10.421cm" svg:y="3.135cm">
          <text:p text:style-name="P1"><text:span text:style-name="T1">CCND</text:span></text:p>
        </draw:rect>
        <draw:frame draw:style-name="gr2" draw:text-style-name="P3" draw:layer="layout" svg:width="5.715cm" svg:height="3.099cm" svg:x="7.552cm" svg:y="2.065cm">
          <draw:text-box>
            <text:p text:style-name="P1"><text:span text:style-name="T2">Pollux</text:span></text:p>
            <text:p text:style-name="P1"><text:span text:style-name="T2">/ndn/memphis.edu/pollux</text:span></text:p>
          </draw:text-box>
        </draw:frame>
        <draw:rect draw:style-name="gr1" draw:text-style-name="P2" draw:layer="layout" svg:width="2.54cm" svg:height="1.27cm" svg:x="16.322cm" svg:y="3.135cm">
          <text:p text:style-name="P1"><text:span text:style-name="T1">NLSR</text:span></text:p>
        </draw:rect>
        <draw:rect draw:style-name="gr1" draw:text-style-name="P2" draw:layer="layout" svg:width="2.54cm" svg:height="1.27cm" svg:x="18.822cm" svg:y="3.135cm">
          <text:p text:style-name="P1"><text:span text:style-name="T1">CCND</text:span></text:p>
        </draw:rect>
        <draw:frame draw:style-name="gr2" draw:text-style-name="P3" draw:layer="layout" svg:width="5.715cm" svg:height="3.099cm" svg:x="15.953cm" svg:y="2.065cm">
          <draw:text-box>
            <text:p text:style-name="P1"><text:span text:style-name="T2">Castor</text:span></text:p>
            <text:p text:style-name="P1"><text:span text:style-name="T2">/ndn/memphis.edu/castor</text:span></text:p>
          </draw:text-box>
        </draw:frame>
        <draw:line draw:style-name="gr3" draw:text-style-name="P4" draw:layer="layout" svg:x1="10.409cm" svg:y1="4.361cm" svg:x2="10.409cm" svg:y2="17.707cm">
          <text:p/>
        </draw:line>
        <draw:line draw:style-name="gr3" draw:text-style-name="P4" draw:layer="layout" svg:x1="18.812cm" svg:y1="4.42cm" svg:x2="18.753cm" svg:y2="17.649cm">
          <text:p/>
        </draw:line>
        <draw:line draw:style-name="gr4" draw:text-style-name="P5" draw:layer="layout" svg:x1="10.394cm" svg:y1="14.945cm" svg:x2="18.909cm" svg:y2="16.18cm">
          <text:p><text:span text:style-name="T3">Info Response</text:span></text:p>
          <text:p><text:span text:style-name="T3">/ndn/memphis.edu/pollux/nlsr/info/VERSION</text:span></text:p>
        </draw:line>
        <draw:line draw:style-name="gr5" draw:text-style-name="P6" draw:layer="layout" svg:x1="10.57cm" svg:y1="12.37cm" svg:x2="18.825cm" svg:y2="11.1cm">
          <text:p text:style-name="P1"><text:span text:style-name="T4">Info Response</text:span></text:p>
          <text:p><text:span text:style-name="T5">/ndn/memphis.edu/castor/nlsr/info/VERSION</text:span></text:p>
        </draw:line>
        <draw:frame draw:style-name="gr6" draw:text-style-name="P7" draw:layer="layout" svg:width="6.716cm" svg:height="2.221cm" svg:x="3.547cm" svg:y="12.066cm">
          <draw:text-box>
            <text:list text:style-name="L2">
              <text:list-item>
                <text:p><text:span text:style-name="T6">Changes status of the adjacency with Castor to UP. <text:s/>Update LSDB.</text:span></text:p>
              </text:list-item>
              <text:list-item>
                <text:p><text:span text:style-name="T6"><text:s/></text:span><text:span text:style-name="T7">Sends LSDB Summary Request to Castor (see </text:span><text:span text:style-name="T8">Slide 2)</text:span></text:p>
              </text:list-item>
            </text:list>
            <text:p><text:span text:style-name="T6"/></text:p>
          </draw:text-box>
        </draw:frame>
        <draw:frame draw:style-name="gr7" draw:text-style-name="P8" draw:layer="layout" svg:width="13.741cm" svg:height="0.962cm" svg:x="7.829cm" svg:y="1cm">
          <draw:text-box>
            <text:p text:style-name="P1"><text:span text:style-name="T9">Setting up Adjacency</text:span></text:p>
          </draw:text-box>
        </draw:frame>
        <draw:frame draw:style-name="gr8" draw:text-style-name="P10" draw:layer="layout" svg:width="8.102cm" svg:height="3.811cm" svg:x="6.38cm" svg:y="4.725cm">
          <draw:text-box>
            <text:list text:style-name="L3">
              <text:list-item>
                <text:p><text:span text:style-name="T10">Pollux's NLSR becomes alive</text:span></text:p>
              </text:list-item>
              <text:list-item>
                <text:p><text:span text:style-name="T10">NLSR reads Configuration file</text:span></text:p>
                <text:list>
                  <text:list-item>
                    <text:p><text:span text:style-name="T10">Reads own name and registers “/</text:span><text:span text:style-name="T11">router-name/nlsr</text:span><text:span text:style-name="T10">/” <text:s/>in CCND</text:span></text:p>
                  </text:list-item>
                  <text:list-item>
                    <text:p><text:span text:style-name="T10">Reads name prefixes to advertise, b</text:span><text:span text:style-name="T12">uilds own Name LSAs and installs </text:span><text:span text:style-name="T13">into LSDB</text:span></text:p>
                  </text:list-item>
                  <text:list-item>
                    <text:p><text:span text:style-name="T10">Reads neighbors and stores them in Adjacency List(ADL)</text:span></text:p>
                  </text:list-item>
                </text:list>
              </text:list-item>
              <text:list-item>
                <text:p text:style-name="P9"><text:span text:style-name="T10">Sends an Info Request to each neighbor in ADL in name space <text:s/>“</text:span><text:span text:style-name="T11">/router-name/nlsr/lsdb/</text:span><text:span text:style-name="T10">”. </text:span></text:p>
              </text:list-item>
            </text:list>
          </draw:text-box>
        </draw:frame>
        <draw:frame draw:style-name="gr9" draw:text-style-name="P7" draw:layer="layout" svg:width="6.471cm" svg:height="1.827cm" svg:x="18.923cm" svg:y="10.919cm">
          <draw:text-box>
            <text:list text:style-name="L2">
              <text:list-item>
                <text:p><text:span text:style-name="T6"><text:s/></text:span><text:span text:style-name="T6">Sends its own timer settings and other information in a Data Message (called Info Response).</text:span></text:p>
              </text:list-item>
              <text:list-item>
                <text:p><text:span text:style-name="T6"><text:s/></text:span><text:span text:style-name="T6">Sends an Info Request to Pollux. </text:span></text:p>
              </text:list-item>
            </text:list>
          </draw:text-box>
        </draw:frame>
        <draw:line draw:style-name="gr5" draw:text-style-name="P6" draw:layer="layout" svg:x1="10.513cm" svg:y1="14.491cm" svg:x2="18.768cm" svg:y2="13.221cm">
          <text:p text:style-name="P1"><text:span text:style-name="T4">Info Request</text:span></text:p>
          <text:p><text:span text:style-name="T5">/ndn/memphis.edu/pollux/nlsr/info</text:span></text:p>
        </draw:line>
        <draw:line draw:style-name="gr4" draw:text-style-name="P5" draw:layer="layout" svg:x1="10.423cm" svg:y1="9.693cm" svg:x2="18.741cm" svg:y2="10.908cm">
          <text:p><text:span text:style-name="T3">Info Request</text:span></text:p>
          <text:p><text:span text:style-name="T3">/ndn/memphis.edu/castor/nlsr/info</text:span></text:p>
        </draw:line>
        <draw:frame draw:style-name="gr10" draw:text-style-name="P7" draw:layer="layout" svg:width="6.716cm" svg:height="1.25cm" svg:x="3.489cm" svg:y="14.479cm">
          <draw:text-box>
            <text:list text:style-name="L2">
              <text:list-item>
                <text:p><text:span text:style-name="T6">Sends Info Response to Castor..</text:span></text:p>
              </text:list-item>
            </text:list>
            <text:p><text:span text:style-name="T6"/></text:p>
          </draw:text-box>
        </draw:frame>
        <draw:frame draw:style-name="gr11" draw:text-style-name="P7" draw:layer="layout" svg:width="6.471cm" svg:height="1.827cm" svg:x="18.923cm" svg:y="16.124cm">
          <draw:text-box>
            <text:list text:style-name="L2">
              <text:list-item>
                <text:p><text:span text:style-name="T6"><text:s/></text:span><text:span text:style-name="T6">Changes status of the adjacency with Pollux to UP. <text:s/>Update LSDB.</text:span></text:p>
              </text:list-item>
              <text:list-item>
                <text:p><text:span text:style-name="T6"><text:s text:c="2"/></text:span><text:span text:style-name="T6">Sends LSDB Summary Request to Pollux (see Slide 2) </text:span></text:p>
              </text:list-item>
            </text:list>
          </draw:text-box>
        </draw:frame>
        <draw:frame draw:style-name="gr12" draw:text-style-name="P7" draw:layer="layout" svg:width="22.273cm" svg:height="1.827cm" svg:x="1.568cm" svg:y="18.607cm">
          <draw:text-box>
            <text:list text:style-name="L4">
              <text:list-item>
                <text:p><text:span text:style-name="T6"><text:s/></text:span><text:span text:style-name="T6">Info Request times out after T1 (15 seconds by default).</text:span></text:p>
              </text:list-item>
              <text:list-item>
                <text:p><text:span text:style-name="T6"><text:s/></text:span><text:span text:style-name="T6">Info Request is retransmitted for up to N1 times (4 by default). <text:s/>If no response, the adjacency changes to DOWN state.</text:span></text:p>
              </text:list-item>
              <text:list-item>
                <text:p><text:span text:style-name="T6"><text:s/></text:span><text:span text:style-name="T6">All the VERSION numbers in the protocol are based on the time when the information was last updated.</text:span></text:p>
              </text:list-item>
            </text:list>
            <text:p><text:span text:style-name="T6"/></text:p>
          </draw:text-box>
        </draw:frame>
      </draw:page>
      <draw:page draw:name="page2" draw:style-name="dp1" draw:master-page-name="Default">
        <draw:line draw:style-name="gr13" draw:text-style-name="P11" draw:layer="layout" svg:x1="10.613cm" svg:y1="4.922cm" svg:x2="10.583cm" svg:y2="17.852cm">
          <text:p/>
        </draw:line>
        <draw:line draw:style-name="gr13" draw:text-style-name="P11" draw:layer="layout" svg:x1="20.143cm" svg:y1="4.836cm" svg:x2="20.091cm" svg:y2="17.968cm">
          <text:p/>
        </draw:line>
        <draw:frame draw:style-name="gr14" draw:text-style-name="P12" draw:layer="layout" svg:width="5.715cm" svg:height="1.191cm" svg:x="8.072cm" svg:y="2.488cm">
          <draw:text-box>
            <text:p text:style-name="P1"><text:span text:style-name="T14">Pollux</text:span></text:p>
            <text:p text:style-name="P1"><text:span text:style-name="T14">/ndn/memphis.edu/pollux</text:span></text:p>
          </draw:text-box>
        </draw:frame>
        <draw:frame draw:style-name="gr15" draw:text-style-name="P12" draw:layer="layout" svg:width="5.715cm" svg:height="1.27cm" svg:x="17.501cm" svg:y="2.537cm">
          <draw:text-box>
            <text:p text:style-name="P1"><text:span text:style-name="T14">Castor</text:span></text:p>
            <text:p text:style-name="P1"><text:span text:style-name="T14">/ndn/memphis.edu/castor</text:span></text:p>
          </draw:text-box>
        </draw:frame>
        <draw:line draw:style-name="gr16" draw:text-style-name="P6" draw:layer="layout" svg:x1="10.638cm" svg:y1="5.384cm" svg:x2="20.058cm" svg:y2="6.617cm">
          <text:p><text:span text:style-name="T15">LSDB Summary Request</text:span></text:p>
          <text:p><text:span text:style-name="T16">/ndn/memphis.edu/castor/nlsr/lsdb/</text:span></text:p>
        </draw:line>
        <draw:frame draw:style-name="gr17" draw:text-style-name="P13" draw:layer="layout" svg:width="5.086cm" svg:height="0.963cm" svg:x="20.413cm" svg:y="6.711cm">
          <draw:text-box>
            <text:p><text:span text:style-name="T17">Sends LSDB Summary Response to Pollux</text:span></text:p>
          </draw:text-box>
        </draw:frame>
        <draw:line draw:style-name="gr13" draw:text-style-name="P11" draw:layer="layout" svg:x1="2.654cm" svg:y1="4.807cm" svg:x2="2.588cm" svg:y2="17.881cm">
          <text:p/>
        </draw:line>
        <draw:line draw:style-name="gr5" draw:text-style-name="P6" draw:layer="layout" svg:x1="10.728cm" svg:y1="8.969cm" svg:x2="20.088cm" svg:y2="8.173cm">
          <text:p text:style-name="P1"><text:span text:style-name="T4">LSDB Summary Response</text:span></text:p>
          <text:p><text:span text:style-name="T18">/ndn/memphis.edu/castor/nlsr/lsdb/VERSION</text:span></text:p>
        </draw:line>
        <draw:line draw:style-name="gr5" draw:text-style-name="P6" draw:layer="layout" svg:x1="2.615cm" svg:y1="7.177cm" svg:x2="10.669cm" svg:y2="5.63cm">
          <text:p><text:span text:style-name="T15">LSDB Summary Request</text:span></text:p>
          <text:p><text:span text:style-name="T15">/</text:span><text:span text:style-name="T16">ndn/memphis.edu/maia/nlsr/lsdb</text:span></text:p>
        </draw:line>
        <draw:line draw:style-name="gr16" draw:text-style-name="P6" draw:layer="layout" svg:x1="2.644cm" svg:y1="7.497cm" svg:x2="10.699cm" svg:y2="8.659cm">
          <text:p text:style-name="P1"><text:span text:style-name="T4">LSDB Summary Response</text:span></text:p>
          <text:p><text:span text:style-name="T19">/</text:span><text:span text:style-name="T20">ndn/memphis.edu/maia/nlsr/lsdb</text:span><text:span text:style-name="T18">/VERSION</text:span></text:p>
        </draw:line>
        <draw:frame draw:style-name="gr18" draw:text-style-name="P14" draw:layer="layout" svg:width="5.715cm" svg:height="1.52cm" svg:x="1cm" svg:y="2.537cm">
          <draw:text-box>
            <text:p text:style-name="P1"><text:span text:style-name="T21">Maia</text:span></text:p>
            <text:p text:style-name="P1"><text:span text:style-name="T21">/ndn/memphis.edu/maia</text:span></text:p>
          </draw:text-box>
        </draw:frame>
        <draw:rect draw:style-name="gr1" draw:text-style-name="P2" draw:layer="layout" svg:width="2.54cm" svg:height="1.27cm" svg:x="8.114cm" svg:y="3.598cm">
          <text:p text:style-name="P1"><text:span text:style-name="T1">NLSR</text:span></text:p>
        </draw:rect>
        <draw:rect draw:style-name="gr1" draw:text-style-name="P2" draw:layer="layout" svg:width="2.54cm" svg:height="1.27cm" svg:x="10.642cm" svg:y="3.583cm">
          <text:p text:style-name="P1"><text:span text:style-name="T1">CCND</text:span></text:p>
        </draw:rect>
        <draw:g>
          <draw:rect draw:style-name="gr1" draw:text-style-name="P2" draw:layer="layout" svg:width="2.54cm" svg:height="1.27cm" svg:x="17.656cm" svg:y="3.633cm">
            <text:p text:style-name="P1"><text:span text:style-name="T1">NLSR</text:span></text:p>
          </draw:rect>
          <draw:rect draw:style-name="gr1" draw:text-style-name="P2" draw:layer="layout" svg:width="2.54cm" svg:height="1.27cm" svg:x="20.156cm" svg:y="3.633cm">
            <text:p text:style-name="P1"><text:span text:style-name="T1">CCND</text:span></text:p>
          </draw:rect>
        </draw:g>
        <draw:g>
          <draw:rect draw:style-name="gr1" draw:text-style-name="P2" draw:layer="layout" svg:width="2.54cm" svg:height="1.27cm" svg:x="1.167cm" svg:y="3.766cm">
            <text:p text:style-name="P1"><text:span text:style-name="T1">NLSR</text:span></text:p>
          </draw:rect>
          <draw:rect draw:style-name="gr1" draw:text-style-name="P2" draw:layer="layout" svg:width="2.54cm" svg:height="1.27cm" svg:x="3.667cm" svg:y="3.766cm">
            <text:p text:style-name="P1"><text:span text:style-name="T1">CCND</text:span></text:p>
          </draw:rect>
        </draw:g>
        <draw:frame draw:style-name="gr19" draw:text-style-name="P15" draw:layer="layout" svg:width="22.639cm" svg:height="1.838cm" svg:x="2.017cm" svg:y="18.486cm">
          <draw:text-box>
            <text:list text:style-name="L4">
              <text:list-item>
                <text:p><text:span text:style-name="T4"><text:s/></text:span><text:span text:style-name="T4">If no response, LSDB Summary Request is resent after T1 (15 seconds by default). <text:s text:c="2"/>After N1 tries (4 by default), the adjacency is considered DOWN.</text:span></text:p>
              </text:list-item>
              <text:list-item>
                <text:p><text:span text:style-name="T22"><text:s/></text:span><text:span text:style-name="T22">If no response, LSA request is resent after T1 (15 seconds by default). <text:s/>After N1 tries (4 by default), give up that particular LSA.</text:span></text:p>
              </text:list-item>
              <text:list-item>
                <text:p><text:span text:style-name="T12"><text:s text:c="2"/></text:span><text:span text:style-name="T12">When requesting an LSA, do not specify the version number (since the receiver may have just updated its copy to a newer version).</text:span></text:p>
              </text:list-item>
            </text:list>
          </draw:text-box>
        </draw:frame>
        <draw:frame draw:style-name="gr20" draw:text-style-name="P16" draw:layer="layout" svg:width="6.338cm" svg:height="1.065cm" svg:x="7.51cm" svg:y="9.455cm">
          <draw:text-box>
            <text:p><text:span text:style-name="T4">For each new LSA Header in LSDB summary, Pollux will request the LSA.</text:span></text:p>
          </draw:text-box>
        </draw:frame>
        <draw:frame draw:style-name="gr7" draw:text-style-name="P8" draw:layer="layout" svg:width="20.323cm" svg:height="0.962cm" svg:x="4.071cm" svg:y="1cm">
          <draw:text-box>
            <text:p text:style-name="P1"><text:span text:style-name="T9">Synchronizing LSDB (1): Pollux gets neighbors' LSDBs</text:span></text:p>
          </draw:text-box>
        </draw:frame>
        <draw:line draw:style-name="gr16" draw:text-style-name="P6" draw:layer="measurelines" svg:x1="10.673cm" svg:y1="11.525cm" svg:x2="20.062cm" svg:y2="12.676cm">
          <text:p text:style-name="P1"><text:span text:style-name="T15">LSA Request</text:span></text:p>
          <text:p text:style-name="P1"><text:span text:style-name="T15"/></text:p>
          <text:p text:style-name="P1"><text:span text:style-name="T23">/ndn/memphis.edu/castor/nlsr/lsa/</text:span></text:p>
          <text:p text:style-name="P1"><text:span text:style-name="T23">orig-router-name/ls-type/ls-ID</text:span></text:p>
        </draw:line>
        <draw:line draw:style-name="gr5" draw:text-style-name="P6" draw:layer="measurelines" svg:x1="3.393cm" svg:y1="12.795cm" svg:x2="10.378cm" svg:y2="12.16cm">
          <text:p text:style-name="P1"><text:span text:style-name="T15">LSA Request</text:span></text:p>
          <text:p text:style-name="P1"><text:span text:style-name="T15"/></text:p>
          <text:p text:style-name="P1"><text:span text:style-name="T23">/ndn/memphis.edu/maia/nlsr/</text:span></text:p>
          <text:p text:style-name="P1"><text:span text:style-name="T23">lsa/orig-router-name/ls-type/ls-ID</text:span></text:p>
        </draw:line>
        <draw:frame draw:style-name="gr21" draw:text-style-name="P16" draw:layer="measurelines" svg:width="4.007cm" svg:height="1.319cm" svg:x="20.472cm" svg:y="12.898cm">
          <draw:text-box>
            <text:p><text:span text:style-name="T4">Castor checks LSDB and replies back with the LSA Content</text:span></text:p>
          </draw:text-box>
        </draw:frame>
        <draw:frame draw:style-name="gr22" draw:text-style-name="P16" draw:layer="measurelines" svg:width="3.768cm" svg:height="1.489cm" svg:x="0.853cm" svg:y="13.416cm">
          <draw:text-box>
            <text:p><text:span text:style-name="T4">Maia checks LSDB and replies back with the LSA Content</text:span></text:p>
          </draw:text-box>
        </draw:frame>
        <draw:line draw:style-name="gr16" draw:text-style-name="P6" draw:layer="measurelines" svg:x1="3.331cm" svg:y1="15.09cm" svg:x2="10.526cm" svg:y2="15.863cm">
          <text:p text:style-name="P1"><text:span text:style-name="T4">LSA Content</text:span></text:p>
          <text:p text:style-name="P1"><text:span text:style-name="T23">/ndn/memphis.edu/maia/nlsr/</text:span></text:p>
          <text:p text:style-name="P1"><text:span text:style-name="T23">lsa/orig-router-name/ls-type/ls-ID/VERSION</text:span></text:p>
          <text:p text:style-name="P1"><text:span text:style-name="T4"/></text:p>
        </draw:line>
        <draw:line draw:style-name="gr5" draw:text-style-name="P6" draw:layer="measurelines" svg:x1="10.673cm" svg:y1="15.235cm" svg:x2="20.12cm" svg:y2="14.624cm">
          <text:p text:style-name="P1"><text:span text:style-name="T4">LSA Content</text:span></text:p>
          <text:p text:style-name="P1"><text:span text:style-name="T23">/ndn/memphis.edu/castor/nlsr/lsa/</text:span></text:p>
          <text:p text:style-name="P1"><text:span text:style-name="T23">orig-router-name/ls-type/ls-ID/VERSION</text:span></text:p>
          <text:p text:style-name="P1"><text:span text:style-name="T4"/></text:p>
        </draw:line>
        <draw:frame draw:style-name="gr23" draw:text-style-name="P16" draw:layer="measurelines" svg:width="9.725cm" svg:height="0.668cm" svg:x="7.295cm" svg:y="16.504cm">
          <draw:text-box>
            <text:p><text:span text:style-name="T15">Pollux Checks OWN LSDB and </text:span><text:span text:style-name="T4">installs newer LSA into LSDB</text:span></text:p>
          </draw:text-box>
        </draw:frame>
        <draw:frame draw:style-name="gr18" draw:text-style-name="P17" draw:layer="measurelines" svg:width="1.905cm" svg:height="1.661cm" svg:x="15.583cm" svg:y="14.835cm">
          <draw:text-box>
            <text:p><text:span text:style-name="T21">.</text:span></text:p>
            <text:p><text:span text:style-name="T21">.</text:span></text:p>
            <text:p><text:span text:style-name="T21">.</text:span></text:p>
          </draw:text-box>
        </draw:frame>
        <draw:frame draw:style-name="gr18" draw:text-style-name="P18" draw:layer="measurelines" svg:width="1.905cm" svg:height="1.661cm" svg:x="5.87cm" svg:y="15.732cm">
          <draw:text-box>
            <text:p><text:span text:style-name="T24">.</text:span></text:p>
            <text:p><text:span text:style-name="T24">.</text:span></text:p>
            <text:p><text:span text:style-name="T24">.</text:span></text:p>
          </draw:text-box>
        </draw:frame>
      </draw:page>
      <draw:page draw:name="page3" draw:style-name="dp1" draw:master-page-name="Default">
        <draw:rect draw:style-name="gr1" draw:text-style-name="P19" draw:layer="layout" svg:width="2.54cm" svg:height="1.27cm" svg:x="9.674cm" svg:y="4.012cm">
          <text:p text:style-name="P1"><text:span text:style-name="T25">NLSR</text:span></text:p>
        </draw:rect>
        <draw:rect draw:style-name="gr1" draw:text-style-name="P19" draw:layer="layout" svg:width="2.54cm" svg:height="1.27cm" svg:x="12.174cm" svg:y="4.012cm">
          <text:p text:style-name="P1"><text:span text:style-name="T25">CCND</text:span></text:p>
        </draw:rect>
        <draw:rect draw:style-name="gr1" draw:text-style-name="P19" draw:layer="layout" svg:width="2.54cm" svg:height="1.27cm" svg:x="20.374cm" svg:y="4.012cm">
          <text:p text:style-name="P1"><text:span text:style-name="T25">NLSR</text:span></text:p>
        </draw:rect>
        <draw:rect draw:style-name="gr1" draw:text-style-name="P19" draw:layer="layout" svg:width="2.54cm" svg:height="1.27cm" svg:x="22.874cm" svg:y="4.012cm">
          <text:p text:style-name="P1"><text:span text:style-name="T25">CCND</text:span></text:p>
        </draw:rect>
        <draw:frame draw:style-name="gr18" draw:text-style-name="P20" draw:layer="layout" svg:width="5.715cm" svg:height="1.52cm" svg:x="9.504cm" svg:y="2.942cm">
          <draw:text-box>
            <text:p text:style-name="P1"><text:span text:style-name="T26">Pollux</text:span></text:p>
            <text:p text:style-name="P1"><text:span text:style-name="T26">/ndn/memphis.edu/pollux</text:span></text:p>
          </draw:text-box>
        </draw:frame>
        <draw:frame draw:style-name="gr18" draw:text-style-name="P20" draw:layer="layout" svg:width="5.715cm" svg:height="1.52cm" svg:x="20.005cm" svg:y="2.942cm">
          <draw:text-box>
            <text:p text:style-name="P1"><text:span text:style-name="T26">Castor</text:span></text:p>
            <text:p text:style-name="P1"><text:span text:style-name="T26">/ndn/memphis.edu/castor</text:span></text:p>
          </draw:text-box>
        </draw:frame>
        <draw:rect draw:style-name="gr1" draw:text-style-name="P19" draw:layer="layout" svg:width="2.331cm" svg:height="1.27cm" svg:x="2.583cm" svg:y="4.012cm">
          <text:p text:style-name="P1"><text:span text:style-name="T25">NLSR</text:span></text:p>
        </draw:rect>
        <draw:rect draw:style-name="gr1" draw:text-style-name="P19" draw:layer="layout" svg:width="2.54cm" svg:height="1.27cm" svg:x="4.874cm" svg:y="4.012cm">
          <text:p text:style-name="P1"><text:span text:style-name="T25">CCND</text:span></text:p>
        </draw:rect>
        <draw:line draw:style-name="gr24" draw:text-style-name="P11" draw:layer="layout" svg:x1="12.144cm" svg:y1="5.608cm" svg:x2="12.153cm" svg:y2="17.299cm">
          <text:p/>
        </draw:line>
        <draw:line draw:style-name="gr24" draw:text-style-name="P11" draw:layer="layout" svg:x1="4.844cm" svg:y1="5.609cm" svg:x2="4.827cm" svg:y2="18.143cm">
          <text:p/>
        </draw:line>
        <draw:line draw:style-name="gr24" draw:text-style-name="P11" draw:layer="layout" svg:x1="22.844cm" svg:y1="5.61cm" svg:x2="22.882cm" svg:y2="18.404cm">
          <text:p/>
        </draw:line>
        <draw:frame draw:style-name="gr18" draw:text-style-name="P20" draw:layer="layout" svg:width="5.715cm" svg:height="1.52cm" svg:x="2.205cm" svg:y="2.942cm">
          <draw:text-box>
            <text:p text:style-name="P1"><text:span text:style-name="T26">Maia</text:span></text:p>
            <text:p text:style-name="P1"><text:span text:style-name="T26">/ndn/memphis.edu/maia</text:span></text:p>
          </draw:text-box>
        </draw:frame>
        <draw:frame draw:style-name="gr7" draw:text-style-name="P8" draw:layer="layout" svg:width="16.68cm" svg:height="0.962cm" svg:x="5.301cm" svg:y="1cm">
          <draw:text-box>
            <text:p text:style-name="P1"><text:span text:style-name="T9">Synchronizing LSDB (2): Neighbors get pollux's LSDB</text:span></text:p>
          </draw:text-box>
        </draw:frame>
        <draw:frame draw:style-name="gr25" draw:text-style-name="P16" draw:layer="layout" svg:width="24.684cm" svg:height="1.319cm" svg:x="1.802cm" svg:y="19.171cm">
          <draw:text-box>
            <text:list text:style-name="L4">
              <text:list-item>
                <text:p><text:span text:style-name="T4"><text:s/></text:span><text:span text:style-name="T27">T2 (10 seconds by default) is used to avoid deadlock. <text:s text:c="2"/></text:span></text:p>
              </text:list-item>
              <text:list-item>
                <text:p><text:span text:style-name="T27"><text:s/></text:span><text:span text:style-name="T27">Note that T2 is an upper bound – response should be sent as soon as the router has finished receiving the new LSAs from one other neighbor's LSDB.</text:span></text:p>
              </text:list-item>
              <text:list-item>
                <text:p><text:span text:style-name="T4"><text:s/></text:span><text:span text:style-name="T4">If the receiver does not have the requested LSA for some reason, send a NACK.</text:span></text:p>
              </text:list-item>
            </text:list>
          </draw:text-box>
        </draw:frame>
        <draw:frame draw:style-name="gr26" draw:text-style-name="P16" draw:layer="measurelines" svg:width="6.916cm" svg:height="2.263cm" svg:x="8.943cm" svg:y="7.244cm">
          <draw:text-box>
            <text:p><text:span text:style-name="T4">Sends LSDB Summary Response.</text:span></text:p>
            <text:list text:style-name="L5">
              <text:list-item>
                <text:p><text:span text:style-name="T4">If Pollux has other neighbors and has not sync'ed with any of them, delay up to T2 seconds to send the response.</text:span></text:p>
              </text:list-item>
              <text:list-item>
                <text:p><text:span text:style-name="T4">Otherwise send the response immediately.</text:span></text:p>
              </text:list-item>
            </text:list>
          </draw:text-box>
        </draw:frame>
        <draw:line draw:style-name="gr16" draw:text-style-name="P6" draw:layer="measurelines" svg:x1="4.827cm" svg:y1="6.077cm" svg:x2="12.083cm" svg:y2="6.973cm">
          <text:p><text:span text:style-name="T15">LSDB Summary Request </text:span></text:p>
          <text:p><text:span text:style-name="T23">/ndn/router/pollux/nlsr/lsdb/</text:span></text:p>
        </draw:line>
        <draw:line draw:style-name="gr5" draw:text-style-name="P6" draw:layer="measurelines" svg:x1="12.113cm" svg:y1="6.581cm" svg:x2="21.473cm" svg:y2="5.785cm">
          <text:p text:style-name="P1"><text:span text:style-name="T4">LSDB Summary Request</text:span></text:p>
          <text:p><text:span text:style-name="T18">/ndn/memphis.edu/pollux/nlsr/lsdb/</text:span></text:p>
        </draw:line>
        <draw:frame draw:style-name="gr27" draw:text-style-name="P13" draw:layer="measurelines" svg:width="6.277cm" svg:height="0.963cm" svg:x="21.652cm" svg:y="5.314cm">
          <draw:text-box>
            <text:p><text:span text:style-name="T17">Sends LSDB Summary Request to Pollux</text:span></text:p>
          </draw:text-box>
        </draw:frame>
        <draw:line draw:style-name="gr16" draw:text-style-name="P6" draw:layer="measurelines" svg:x1="12.109cm" svg:y1="10.475cm" svg:x2="21.529cm" svg:y2="11.708cm">
          <text:p><text:span text:style-name="T15">LSDB Summary Response</text:span></text:p>
          <text:p><text:span text:style-name="T16">/ndn/memphis.edu/pollux/nlsr/lsdb/VERSION</text:span></text:p>
        </draw:line>
        <draw:line draw:style-name="gr5" draw:text-style-name="P6" draw:layer="measurelines" svg:x1="4.885cm" svg:y1="11.427cm" svg:x2="12.083cm" svg:y2="10.223cm">
          <text:p><text:span text:style-name="T15">LSDB Summary Response</text:span></text:p>
          <text:p><text:span text:style-name="T15">/</text:span><text:span text:style-name="T16">ndn/memphis.edu/pollux/nlsr/lsdb/VERSION</text:span></text:p>
        </draw:line>
        <draw:frame draw:style-name="gr28" draw:text-style-name="P16" draw:layer="measurelines" svg:width="6.338cm" svg:height="1.065cm" svg:x="21.602cm" svg:y="11.547cm">
          <draw:text-box>
            <text:p><text:span text:style-name="T4">For each new LSA Header in LSDB summary, Castor will request the LSA.</text:span></text:p>
          </draw:text-box>
        </draw:frame>
        <draw:frame draw:style-name="gr29" draw:text-style-name="P21" draw:layer="measurelines" svg:width="8.037cm" svg:height="1.191cm" svg:x="9.195cm" svg:y="17.49cm">
          <draw:text-box>
            <text:p><text:span text:style-name="T28">Pollux will repeat this synchronization process after T3 (12 hours by default?).</text:span></text:p>
          </draw:text-box>
        </draw:frame>
        <draw:line draw:style-name="gr5" draw:text-style-name="P6" draw:layer="measurelines" svg:x1="12cm" svg:y1="14.005cm" svg:x2="21.516cm" svg:y2="12.88cm">
          <text:p text:style-name="P1"><text:span text:style-name="T29">LSA Request</text:span></text:p>
          <text:p text:style-name="P1"><text:span text:style-name="T23">/ndn/memphis.edu/pollux/nlsr/</text:span></text:p>
          <text:p text:style-name="P1"><text:span text:style-name="T23">lsa/orig-router-name/ls-type/ls-ID</text:span></text:p>
          <text:p><text:span text:style-name="T15"/></text:p>
        </draw:line>
        <draw:line draw:style-name="gr16" draw:text-style-name="P6" draw:layer="measurelines" svg:x1="4.92cm" svg:y1="13.17cm" svg:x2="12.124cm" svg:y2="14.363cm">
          <text:p text:style-name="P1"><text:span text:style-name="T29">LSA Request</text:span></text:p>
          <text:p text:style-name="P1"><text:span text:style-name="T23">/ndn/memphis.edu/pollux/nlsr/</text:span></text:p>
          <text:p><text:span text:style-name="T23">lsa/orig-router-name/ls-type/ls-ID</text:span></text:p>
        </draw:line>
        <draw:frame draw:style-name="gr30" draw:text-style-name="P16" draw:layer="measurelines" svg:width="8.89cm" svg:height="0.885cm" svg:x="9.518cm" svg:y="14.685cm">
          <draw:text-box>
            <text:p><text:span text:style-name="T4">Pollux replies back with the LSA Content</text:span></text:p>
          </draw:text-box>
        </draw:frame>
        <draw:line draw:style-name="gr16" draw:text-style-name="P6" draw:layer="measurelines" svg:x1="12.1cm" svg:y1="15.61cm" svg:x2="22.26cm" svg:y2="16.88cm">
          <text:p text:style-name="P1"><text:span text:style-name="T4">LSA Content</text:span></text:p>
          <text:p text:style-name="P1"><text:span text:style-name="T23">/ndn/memphis.edu/pollux/nlsr/</text:span></text:p>
          <text:p><text:span text:style-name="T23">lsa/orig-router-name/ls-type/ls-ID/VERSION</text:span></text:p>
        </draw:line>
        <draw:line draw:style-name="gr5" draw:text-style-name="P6" draw:layer="measurelines" svg:x1="4.82cm" svg:y1="16.68cm" svg:x2="12.066cm" svg:y2="15.7cm">
          <text:p text:style-name="P1"><text:span text:style-name="T4">LSA Content</text:span></text:p>
          <text:p text:style-name="P1"><text:span text:style-name="T23">/ndn/memphis.edu/pollux/nlsr/</text:span></text:p>
          <text:p><text:span text:style-name="T23">lsa/orig-router-name/ls-type/ls-ID/VERSION</text:span></text:p>
        </draw:line>
        <draw:frame draw:style-name="gr31" draw:text-style-name="P16" draw:layer="measurelines" svg:width="7.507cm" svg:height="2.031cm" svg:x="20.433cm" svg:y="16.435cm">
          <draw:text-box>
            <text:p><text:span text:style-name="T15"><text:s text:c="2"/></text:span><text:span text:style-name="T15">Castor takes the </text:span><text:span text:style-name="T4"><text:s/>following actions</text:span></text:p>
            <text:list text:style-name="L6">
              <text:list-item>
                <text:list>
                  <text:list-item>
                    <text:p><text:span text:style-name="T15">Check own LSDB </text:span><text:span text:style-name="T4">and install newer LSAs into LSDB</text:span></text:p>
                  </text:list-item>
                  <text:list-item>
                    <text:p><text:span text:style-name="T15">En-queue LSA in the updates queue for each neighbor</text:span></text:p>
                  </text:list-item>
                </text:list>
              </text:list-item>
            </text:list>
          </draw:text-box>
        </draw:frame>
        <draw:frame draw:style-name="gr18" draw:text-style-name="P22" draw:layer="measurelines" svg:width="1.905cm" svg:height="2.015cm" svg:x="16.811cm" svg:y="16.245cm">
          <draw:text-box>
            <text:p><text:span text:style-name="T30">.</text:span></text:p>
            <text:p><text:span text:style-name="T30">.</text:span></text:p>
            <text:p><text:span text:style-name="T30">.</text:span></text:p>
          </draw:text-box>
        </draw:frame>
        <draw:frame draw:style-name="gr18" draw:text-style-name="P23" draw:layer="measurelines" svg:width="1.905cm" svg:height="2.015cm" svg:x="8.069cm" svg:y="16.345cm">
          <draw:text-box>
            <text:p><text:span text:style-name="T31">.</text:span></text:p>
            <text:p><text:span text:style-name="T31">.</text:span></text:p>
            <text:p><text:span text:style-name="T31">.</text:span></text:p>
          </draw:text-box>
        </draw:frame>
      </draw:page>
      <draw:page draw:name="page4" draw:style-name="dp1" draw:master-page-name="Default">
        <draw:rect draw:style-name="gr1" draw:text-style-name="P2" draw:layer="layout" svg:width="2.54cm" svg:height="1.27cm" svg:x="2.123cm" svg:y="3.386cm">
          <text:p text:style-name="P1"><text:span text:style-name="T1">NLSR</text:span></text:p>
        </draw:rect>
        <draw:rect draw:style-name="gr1" draw:text-style-name="P2" draw:layer="layout" svg:width="2.54cm" svg:height="1.27cm" svg:x="4.623cm" svg:y="3.386cm">
          <text:p text:style-name="P1"><text:span text:style-name="T1">CCND</text:span></text:p>
        </draw:rect>
        <draw:rect draw:style-name="gr1" draw:text-style-name="P2" draw:layer="layout" svg:width="2.54cm" svg:height="1.27cm" svg:x="11.423cm" svg:y="3.386cm">
          <text:p text:style-name="P1"><text:span text:style-name="T1">NLSR</text:span></text:p>
        </draw:rect>
        <draw:rect draw:style-name="gr1" draw:text-style-name="P2" draw:layer="layout" svg:width="2.54cm" svg:height="1.27cm" svg:x="13.923cm" svg:y="3.386cm">
          <text:p text:style-name="P1"><text:span text:style-name="T1">CCND</text:span></text:p>
        </draw:rect>
        <draw:frame draw:style-name="gr18" draw:text-style-name="P3" draw:layer="layout" svg:width="5.715cm" svg:height="1.52cm" svg:x="1.953cm" svg:y="2.316cm">
          <draw:text-box>
            <text:p text:style-name="P1"><text:span text:style-name="T2">Maia</text:span></text:p>
            <text:p text:style-name="P1"><text:span text:style-name="T2">/ndn/memphis.edu/maia</text:span></text:p>
          </draw:text-box>
        </draw:frame>
        <draw:frame draw:style-name="gr18" draw:text-style-name="P3" draw:layer="layout" svg:width="5.715cm" svg:height="1.52cm" svg:x="11.054cm" svg:y="2.316cm">
          <draw:text-box>
            <text:p text:style-name="P1"><text:span text:style-name="T2">Pollux</text:span></text:p>
            <text:p text:style-name="P1"><text:span text:style-name="T2">/ndn/memphis.edu/pollux</text:span></text:p>
          </draw:text-box>
        </draw:frame>
        <draw:rect draw:style-name="gr1" draw:text-style-name="P2" draw:layer="layout" svg:width="2.54cm" svg:height="1.27cm" svg:x="19.824cm" svg:y="3.386cm">
          <text:p text:style-name="P1"><text:span text:style-name="T1">NLSR</text:span></text:p>
        </draw:rect>
        <draw:rect draw:style-name="gr1" draw:text-style-name="P2" draw:layer="layout" svg:width="2.54cm" svg:height="1.27cm" svg:x="22.324cm" svg:y="3.386cm">
          <text:p text:style-name="P1"><text:span text:style-name="T1">CCND</text:span></text:p>
        </draw:rect>
        <draw:frame draw:style-name="gr18" draw:text-style-name="P3" draw:layer="layout" svg:width="5.715cm" svg:height="1.52cm" svg:x="19.455cm" svg:y="2.316cm">
          <draw:text-box>
            <text:p text:style-name="P1"><text:span text:style-name="T2">Castor</text:span></text:p>
            <text:p text:style-name="P1"><text:span text:style-name="T2">/ndn/memphis.edu/castor</text:span></text:p>
          </draw:text-box>
        </draw:frame>
        <draw:frame draw:style-name="gr32" draw:text-style-name="P25" draw:layer="layout" svg:width="26.035cm" svg:height="1.673cm" svg:x="1cm" svg:y="1cm">
          <draw:text-box>
            <text:p text:style-name="P1"><text:span text:style-name="T32">Incremental Update Handling/ Link Failure Handling</text:span></text:p>
            <text:p text:style-name="P24"><text:span text:style-name="T32"/></text:p>
          </draw:text-box>
        </draw:frame>
        <draw:line draw:style-name="gr3" draw:text-style-name="P4" draw:layer="layout" svg:x1="4.612cm" svg:y1="4.796cm" svg:x2="4.623cm" svg:y2="17.097cm">
          <text:p/>
        </draw:line>
        <draw:line draw:style-name="gr3" draw:text-style-name="P4" draw:layer="layout" svg:x1="13.911cm" svg:y1="4.796cm" svg:x2="13.869cm" svg:y2="17.067cm">
          <text:p/>
        </draw:line>
        <draw:line draw:style-name="gr3" draw:text-style-name="P4" draw:layer="layout" svg:x1="22.31cm" svg:y1="4.796cm" svg:x2="22.301cm" svg:y2="17.126cm">
          <text:p/>
        </draw:line>
        <draw:line draw:style-name="gr5" draw:text-style-name="P6" draw:layer="layout" svg:x1="4.718cm" svg:y1="8.606cm" svg:x2="13.869cm" svg:y2="7.034cm">
          <text:p text:style-name="P1"><text:span text:style-name="T27">LSA Update Request</text:span></text:p>
          <text:p text:style-name="P1"><text:span text:style-name="T33">/ndn/memephis.edu/nlsr/maia/lsaupdate/pollux</text:span></text:p>
        </draw:line>
        <draw:frame draw:style-name="gr30" draw:text-style-name="P16" draw:layer="layout" svg:width="8.49cm" svg:height="0.963cm" svg:x="9.827cm" svg:y="4.998cm">
          <draw:text-box>
            <text:p><text:span text:style-name="T4">After synchronizing its LSDB with each neighbor, Castor sends periodic LSA Update Request to the neighbor</text:span></text:p>
          </draw:text-box>
        </draw:frame>
        <draw:line draw:style-name="gr4" draw:text-style-name="P6" draw:layer="layout" svg:x1="13.983cm" svg:y1="6.736cm" svg:x2="22.26cm" svg:y2="7.982cm">
          <text:p text:style-name="P1"><text:span text:style-name="T4">LSA Update Request</text:span></text:p>
          <text:p text:style-name="P1"><text:span text:style-name="T33">/ndn/memephis.edu/castor/nlsr/lsaupdate/pollux</text:span></text:p>
        </draw:line>
        <draw:frame draw:style-name="gr33" draw:text-style-name="P15" draw:layer="layout" svg:width="3.14cm" svg:height="0.875cm" svg:x="3.169cm" svg:y="6.336cm">
          <draw:text-box>
            <text:p><text:span text:style-name="T12">Maia crashed</text:span></text:p>
          </draw:text-box>
        </draw:frame>
        <draw:frame draw:style-name="gr34" draw:text-style-name="P16" draw:layer="layout" svg:width="7.111cm" svg:height="1.52cm" svg:x="19.102cm" svg:y="8.793cm">
          <draw:text-box>
            <text:p><text:span text:style-name="T4">Castor replies with headers of all the changed LSAs since incremental update process</text:span></text:p>
          </draw:text-box>
        </draw:frame>
        <draw:line draw:style-name="gr5" draw:text-style-name="P6" draw:layer="layout" svg:x1="14.143cm" svg:y1="12.151cm" svg:x2="22.398cm" svg:y2="10.881cm">
          <text:p text:style-name="P1"><text:span text:style-name="T4">LSA Update Response</text:span></text:p>
          <text:p text:style-name="P1"><text:span text:style-name="T4"><text:s/></text:span><text:span text:style-name="T34">/ndn/memephis.edu/castor/nlsr/lsaupdate/pollux/VERSION</text:span></text:p>
        </draw:line>
        <draw:frame draw:style-name="gr35" draw:text-style-name="P16" draw:layer="layout" svg:width="6.35cm" svg:height="0.963cm" svg:x="13.72cm" svg:y="12.799cm">
          <draw:text-box>
            <text:p><text:span text:style-name="T4">Pollux requests neighbor for newer LSA</text:span></text:p>
            <text:p><text:span text:style-name="T4">using LSA Request (see previous slides) </text:span></text:p>
          </draw:text-box>
        </draw:frame>
        <draw:frame draw:style-name="gr18" draw:text-style-name="P17" draw:layer="measurelines" svg:width="1.905cm" svg:height="1.661cm" svg:x="16.921cm" svg:y="13.644cm">
          <draw:text-box>
            <text:p><text:span text:style-name="T21">.</text:span></text:p>
            <text:p><text:span text:style-name="T21">.</text:span></text:p>
            <text:p><text:span text:style-name="T21">.</text:span></text:p>
          </draw:text-box>
        </draw:frame>
        <draw:frame draw:style-name="gr36" draw:text-style-name="P16" draw:layer="measurelines" svg:width="6.896cm" svg:height="0.983cm" svg:x="14.619cm" svg:y="15.649cm">
          <draw:text-box>
            <text:p><text:span text:style-name="T4">Repeat Incremental Update process after T4 (300 seconds = 5 minutes by default) </text:span></text:p>
          </draw:text-box>
        </draw:frame>
        <draw:line draw:style-name="gr5" draw:text-style-name="P6" draw:layer="measurelines" svg:x1="4.69cm" svg:y1="9.913cm" svg:x2="13.841cm" svg:y2="8.341cm">
          <text:p text:style-name="P1"><text:span text:style-name="T27">LSA Update Request</text:span></text:p>
          <text:p text:style-name="P1"><text:span text:style-name="T33">/ndn/memephis.edu/nlsr/maia/lsaupdate/pollux</text:span></text:p>
        </draw:line>
        <draw:line draw:style-name="gr5" draw:text-style-name="P6" draw:layer="measurelines" svg:x1="4.719cm" svg:y1="11.018cm" svg:x2="13.87cm" svg:y2="9.446cm">
          <text:p text:style-name="P1"><text:span text:style-name="T27">LSA Update Request</text:span></text:p>
          <text:p text:style-name="P1"><text:span text:style-name="T33">/ndn/memephis.edu/nlsr/maia/lsaupdate/pollux</text:span></text:p>
        </draw:line>
        <draw:line draw:style-name="gr5" draw:text-style-name="P6" draw:layer="measurelines" svg:x1="4.691cm" svg:y1="12.267cm" svg:x2="13.842cm" svg:y2="10.695cm">
          <text:p text:style-name="P1"><text:span text:style-name="T27">LSA Update Request</text:span></text:p>
          <text:p text:style-name="P1"><text:span text:style-name="T33">/ndn/memephis.edu/nlsr/maia/lsaupdate/pollux</text:span></text:p>
        </draw:line>
        <draw:frame draw:style-name="gr37" draw:text-style-name="P16" draw:layer="measurelines" svg:width="4.834cm" svg:height="1.319cm" svg:x="9.042cm" svg:y="11.665cm">
          <draw:text-box>
            <text:p><text:span text:style-name="T4">Pollux changes status of the adjacency with Maia to DOWN. <text:s/>Update LSDB. <text:s/></text:span></text:p>
          </draw:text-box>
        </draw:frame>
        <draw:frame draw:style-name="gr29" draw:text-style-name="P26" draw:layer="measurelines" svg:width="0.875cm" svg:height="0.608cm" svg:x="12.88cm" svg:y="7.517cm">
          <draw:text-box>
            <text:p><text:span text:style-name="T12">T1</text:span></text:p>
          </draw:text-box>
        </draw:frame>
        <draw:frame draw:style-name="gr29" draw:text-style-name="P26" draw:layer="measurelines" svg:width="0.875cm" svg:height="0.608cm" svg:x="12.909cm" svg:y="8.652cm">
          <draw:text-box>
            <text:p><text:span text:style-name="T12">T1</text:span></text:p>
          </draw:text-box>
        </draw:frame>
        <draw:frame draw:style-name="gr29" draw:text-style-name="P26" draw:layer="measurelines" svg:width="0.875cm" svg:height="0.608cm" svg:x="12.938cm" svg:y="9.872cm">
          <draw:text-box>
            <text:p><text:span text:style-name="T12">T1</text:span></text:p>
          </draw:text-box>
        </draw:frame>
        <draw:frame draw:style-name="gr38" draw:text-style-name="P16" draw:layer="measurelines" svg:width="24.684cm" svg:height="1.008cm" svg:x="1.801cm" svg:y="19.171cm">
          <draw:text-box>
            <text:list text:style-name="L4">
              <text:list-item>
                <text:p><text:span text:style-name="T4"><text:s/></text:span><text:span text:style-name="T27">If no response, LSA Update Request is resent after T1 (15 seconds). <text:s/>After 4 tries, the link is considered DOWN.</text:span></text:p>
              </text:list-item>
              <text:list-item>
                <text:p><text:span text:style-name="T27"><text:s/></text:span><text:span text:style-name="T4">The Incremental Update process is repeated with each neighbor every T4 (</text:span><text:span text:style-name="T35">300 seconds = 5 minutes by default)</text:span><text:span text:style-name="T4">.</text:span></text:p>
              </text:list-item>
            </text:list>
          </draw:text-box>
        </draw:frame>
        <draw:frame draw:style-name="gr39" draw:text-style-name="P26" draw:layer="measurelines" svg:width="0.875cm" svg:height="1.063cm" svg:x="12.968cm" svg:y="11.006cm">
          <draw:text-box>
            <text:p><text:span text:style-name="T12">T1</text:span></text:p>
          </draw:text-box>
        </draw:frame>
      </draw:page>
      <draw:page draw:name="page5" draw:style-name="dp1" draw:master-page-name="Default">
        <draw:rect draw:style-name="gr1" draw:text-style-name="P2" draw:layer="layout" svg:width="2.54cm" svg:height="1.27cm" svg:x="7.921cm" svg:y="3.135cm">
          <text:p text:style-name="P27"><text:span text:style-name="T1">NLSR</text:span></text:p>
        </draw:rect>
        <draw:rect draw:style-name="gr1" draw:text-style-name="P2" draw:layer="layout" svg:width="2.54cm" svg:height="1.27cm" svg:x="10.421cm" svg:y="3.135cm">
          <text:p text:style-name="P27"><text:span text:style-name="T1">CCND</text:span></text:p>
        </draw:rect>
        <draw:frame draw:style-name="gr2" draw:text-style-name="P3" draw:layer="layout" svg:width="5.715cm" svg:height="3.099cm" svg:x="7.552cm" svg:y="2.065cm">
          <draw:text-box>
            <text:p text:style-name="P28"><text:span text:style-name="T2">Pollux</text:span></text:p>
            <text:p text:style-name="P28"><text:span text:style-name="T2">/ndn/memphis.edu/pollux</text:span></text:p>
          </draw:text-box>
        </draw:frame>
        <draw:rect draw:style-name="gr1" draw:text-style-name="P2" draw:layer="layout" svg:width="2.54cm" svg:height="1.27cm" svg:x="16.322cm" svg:y="3.135cm">
          <text:p text:style-name="P27"><text:span text:style-name="T1">NLSR</text:span></text:p>
        </draw:rect>
        <draw:rect draw:style-name="gr1" draw:text-style-name="P2" draw:layer="layout" svg:width="2.54cm" svg:height="1.27cm" svg:x="18.822cm" svg:y="3.135cm">
          <text:p text:style-name="P27"><text:span text:style-name="T1">CCND</text:span></text:p>
        </draw:rect>
        <draw:frame draw:style-name="gr2" draw:text-style-name="P3" draw:layer="layout" svg:width="5.715cm" svg:height="3.099cm" svg:x="15.953cm" svg:y="2.065cm">
          <draw:text-box>
            <text:p text:style-name="P28"><text:span text:style-name="T2">Castor</text:span></text:p>
            <text:p text:style-name="P28"><text:span text:style-name="T2">/ndn/memphis.edu/castor</text:span></text:p>
          </draw:text-box>
        </draw:frame>
        <draw:line draw:style-name="gr3" draw:text-style-name="P4" draw:layer="layout" svg:x1="10.409cm" svg:y1="4.361cm" svg:x2="10.409cm" svg:y2="13.635cm">
          <text:p/>
        </draw:line>
        <draw:line draw:style-name="gr3" draw:text-style-name="P4" draw:layer="layout" svg:x1="18.812cm" svg:y1="4.42cm" svg:x2="18.791cm" svg:y2="13.659cm">
          <text:p/>
        </draw:line>
        <draw:line draw:style-name="gr4" draw:text-style-name="P5" draw:layer="layout" svg:x1="10.394cm" svg:y1="10.045cm" svg:x2="18.909cm" svg:y2="11.28cm">
          <text:p text:style-name="P29"><text:span text:style-name="T3">Info Response</text:span></text:p>
          <text:p text:style-name="P29"><text:span text:style-name="T3">/ndn/memphis.edu/pollux/nlsr/info/VERSION</text:span></text:p>
        </draw:line>
        <draw:line draw:style-name="gr5" draw:text-style-name="P6" draw:layer="layout" svg:x1="10.57cm" svg:y1="7.47cm" svg:x2="18.825cm" svg:y2="6.2cm">
          <text:p text:style-name="P11"><text:span text:style-name="T4">Info Response</text:span></text:p>
          <text:p text:style-name="P29"><text:span text:style-name="T5">/ndn/memphis.edu/castor/nlsr/info/VERSION</text:span></text:p>
        </draw:line>
        <draw:frame draw:style-name="gr40" draw:text-style-name="P7" draw:layer="layout" svg:width="6.716cm" svg:height="2.221cm" svg:x="3.547cm" svg:y="7.166cm">
          <draw:text-box>
            <text:list text:style-name="L2">
              <text:list-item>
                <text:p text:style-name="P30"><text:span text:style-name="T6">Changes status of the adjacency with Castor to UP. <text:s/>Update LSDB.</text:span></text:p>
              </text:list-item>
              <text:list-item>
                <text:p text:style-name="P30"><text:span text:style-name="T6"><text:s/></text:span><text:span text:style-name="T7">Sends LSDB Summary Request to Castor (see </text:span><text:span text:style-name="T8">Slide 2)</text:span></text:p>
              </text:list-item>
            </text:list>
            <text:p text:style-name="P30"><text:span text:style-name="T6"/></text:p>
          </draw:text-box>
        </draw:frame>
        <draw:frame draw:style-name="gr7" draw:text-style-name="P8" draw:layer="layout" svg:width="13.741cm" svg:height="0.962cm" svg:x="7.829cm" svg:y="1cm">
          <draw:text-box>
            <text:p text:style-name="P8"><text:span text:style-name="T9">Setting up Adjacency</text:span></text:p>
          </draw:text-box>
        </draw:frame>
        <draw:frame draw:style-name="gr41" draw:text-style-name="P7" draw:layer="layout" svg:width="6.471cm" svg:height="1.827cm" svg:x="18.923cm" svg:y="6.019cm">
          <draw:text-box>
            <text:list text:style-name="L2">
              <text:list-item>
                <text:p text:style-name="P30"><text:span text:style-name="T6"><text:s/></text:span><text:span text:style-name="T6">Sends its own timer settings and other information in a Data Message (called Info Response).</text:span></text:p>
              </text:list-item>
              <text:list-item>
                <text:p text:style-name="P30"><text:span text:style-name="T6"><text:s/></text:span><text:span text:style-name="T6">Sends an Info Request to Pollux. </text:span></text:p>
              </text:list-item>
            </text:list>
          </draw:text-box>
        </draw:frame>
        <draw:line draw:style-name="gr5" draw:text-style-name="P6" draw:layer="layout" svg:x1="10.513cm" svg:y1="9.591cm" svg:x2="18.768cm" svg:y2="8.321cm">
          <text:p text:style-name="P11"><text:span text:style-name="T4">Info Request</text:span></text:p>
          <text:p text:style-name="P29"><text:span text:style-name="T5">/ndn/memphis.edu/pollux/nlsr/info</text:span></text:p>
        </draw:line>
        <draw:line draw:style-name="gr4" draw:text-style-name="P5" draw:layer="layout" svg:x1="10.423cm" svg:y1="4.793cm" svg:x2="18.741cm" svg:y2="6.008cm">
          <text:p text:style-name="P29"><text:span text:style-name="T3">Info Request</text:span></text:p>
          <text:p text:style-name="P29"><text:span text:style-name="T3">/ndn/memphis.edu/castor/nlsr/info</text:span></text:p>
        </draw:line>
        <draw:frame draw:style-name="gr42" draw:text-style-name="P7" draw:layer="layout" svg:width="6.716cm" svg:height="1.25cm" svg:x="3.489cm" svg:y="9.579cm">
          <draw:text-box>
            <text:list text:style-name="L2">
              <text:list-item>
                <text:p text:style-name="P30"><text:span text:style-name="T6">Sends Info Response to Castor..</text:span></text:p>
              </text:list-item>
            </text:list>
            <text:p text:style-name="P30"><text:span text:style-name="T6"/></text:p>
          </draw:text-box>
        </draw:frame>
        <draw:frame draw:style-name="gr43" draw:text-style-name="P7" draw:layer="layout" svg:width="6.471cm" svg:height="1.827cm" svg:x="18.923cm" svg:y="11.224cm">
          <draw:text-box>
            <text:list text:style-name="L2">
              <text:list-item>
                <text:p text:style-name="P30"><text:span text:style-name="T6"><text:s/></text:span><text:span text:style-name="T6">Changes status of the adjacency with Pollux to UP. <text:s/>Update LSDB.</text:span></text:p>
              </text:list-item>
              <text:list-item>
                <text:p text:style-name="P30"><text:span text:style-name="T6"><text:s text:c="2"/></text:span><text:span text:style-name="T6">Sends LSDB Summary Request to Pollux (see Slide 2) </text:span></text:p>
              </text:list-item>
            </text:list>
          </draw:text-box>
        </draw:frame>
        <draw:frame draw:style-name="gr44" draw:text-style-name="P7" draw:layer="layout" svg:width="19.393cm" svg:height="1.827cm" svg:x="4.168cm" svg:y="13.907cm">
          <draw:text-box>
            <text:list text:style-name="L4">
              <text:list-item>
                <text:p text:style-name="P30"><text:span text:style-name="T6"><text:s/></text:span><text:span text:style-name="T6">Info Request times out after T1 (15 seconds by default).</text:span></text:p>
              </text:list-item>
              <text:list-item>
                <text:p text:style-name="P30"><text:span text:style-name="T6"><text:s/></text:span><text:span text:style-name="T6">Info Request is retransmitted for up to N1 times (4 by default). <text:s/>If no response, the adjacency changes to DOWN state.</text:span></text:p>
              </text:list-item>
              <text:list-item>
                <text:p text:style-name="P30"><text:span text:style-name="T6"><text:s/></text:span><text:span text:style-name="T6">All the VERSION numbers in the protocol are based on the time when the information was last updated.</text:span></text:p>
              </text:list-item>
            </text:list>
            <text:p text:style-name="P30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 K M Mahmudul Hoque</meta:initial-creator>
    <meta:creation-date>2012-08-02T09:47:16</meta:creation-date>
    <dc:date>2012-11-28T19:00:39</dc:date>
    <meta:editing-duration>P12DT4H57M42S</meta:editing-duration>
    <meta:editing-cycles>97</meta:editing-cycles>
    <meta:generator>OpenOffice.org/3.3$Unix OpenOffice.org_project/330m20$Build-9567</meta:generator>
    <meta:print-date>2012-08-20T14:29:14.57</meta:print-date>
    <dc:creator>Syed Obaid Amin</dc:creator>
    <meta:document-statistic meta:object-count="129"/>
  </office:meta>
</office:document-meta>
</file>